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186423644749977262"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55973570656761495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46441265680308755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60910207370062309"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94148951958129094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527581325769930006"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51367096765513124"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45008805942662833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429361" text:continue-list="list751367096765513124"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56172332272252045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23786"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4353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437927"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417197"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34956"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6173165594995694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0672888146211072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63075510275263746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45792"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843460486318992945"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18843428466587881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741539344162073546" text:style-name="L15">
        <text:list-item>
          <text:list>
            <text:list-header>
              <text:p text:style-name="P183">1.5 miles averaging about 9:40/mile and rest 1 min</text:p>
            </text:list-header>
          </text:list>
        </text:list-item>
      </text:list>
      <text:p text:style-name="P24">1 mile in 8:26 and rest 2 min</text:p>
      <text:list xml:id="list4128102955741448325"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695217105307281394"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45573"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55416211335417977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2815602333187159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70432581665758904"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447625" text:continue-list="list928156023331871593" text:style-name="L19">
        <text:list-item>
          <text:list>
            <text:list-header>
              <text:p text:style-name="P187">(Pace*HR)=1240</text:p>
            </text:list-header>
          </text:list>
        </text:list-item>
      </text:list>
      <text:list xml:id="list34423405" text:continue-list="list1554162113354179773" text:style-name="L18">
        <text:list-item>
          <text:list>
            <text:list-header>
              <text:p text:style-name="P186">2 miles at 10:46/mile Ave HR= 121 bpm and rest a few minutes</text:p>
            </text:list-header>
          </text:list>
        </text:list-item>
      </text:list>
      <text:list xml:id="list34444902" text:continue-list="list3444762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44038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26151934270170503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07094808502619926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7753422751018973"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10525080830590007"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63728468579061150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28700681211442098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439941"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2821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06706759305620772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94823262702725852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572405913825569872"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917839277600663218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16676025036588988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47820486950072803" text:style-name="L32">
        <text:list-item>
          <text:list>
            <text:list-header>
              <text:p text:style-name="P197">0.25 miles in 2:54</text:p>
              <text:p text:style-name="P197">1 mile in 9:21 going faster as I ran and ending at around 8:30 pace</text:p>
            </text:list-header>
          </text:list>
        </text:list-item>
      </text:list>
      <text:list xml:id="list591842521949465142"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95443733091718748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81407971648318811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671296652031771136"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9739578075216707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909958139979406727"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ext:soft-page-break/>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6T14:17:12.39</dc:date>
    <dc:creator>James Lombardi</dc:creator>
    <meta:editing-duration>P28DT4H42M25S</meta:editing-duration>
    <meta:editing-cycles>2076</meta:editing-cycles>
    <meta:generator>OpenOffice/4.1.2$Win32 OpenOffice.org_project/412m3$Build-9782</meta:generator>
    <meta:document-statistic meta:table-count="0" meta:image-count="9" meta:object-count="0" meta:page-count="206" meta:paragraph-count="5989" meta:word-count="64874" meta:character-count="332351"/>
  </office:meta>
</office:document-meta>
</file>